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</style:style>
    <style:style style:name="P20" style:parent-style-name="Normal" style:family="paragraph">
      <style:paragraph-properties fo:margin-bottom="0.1388in" fo:line-height="115%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><text:span text:style-name="T3">General Setup Guidelines :-<text:s/></text:span></text:p>
      <text:p text:style-name="P4"><text:span text:style-name="T5">1) Install Python 3.6.3</text:span></text:p>
      <text:p text:style-name="P6"><text:span text:style-name="T7">2) Install requests 2.18.4</text:span></text:p>
      <text:p text:style-name="P8"><text:span text:style-name="T9"><text:tab/>- cd requests 2.18.4</text:span></text:p>
      <text:p text:style-name="P10"><text:span text:style-name="T11"><text:tab/>- Execute python setup.py</text:span></text:p>
      <text:p text:style-name="P12"><text:span text:style-name="T13">3) Install schedule 0.5.0</text:span></text:p>
      <text:p text:style-name="P14"><text:span text:style-name="T15"><text:tab/>- cd schedule 0.5.0</text:span></text:p>
      <text:p text:style-name="P16"><text:tab/>-<text:s/>Execute python setup.py</text:p>
      <text:p text:style-name="P17"><text:span text:style-name="T18">4) Execute python random-push-data.py to generate random push data.<text:s/></text:span></text:p>
      <text:p text:style-name="P19"/>
      <text:p text:style-name="P20"/>
      <text:p text:style-name="P21"><text:span text:style-name="T22">4) Execute python request.py</text:span>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11-25T13:39:00Z</meta:creation-date>
    <dc:date>2017-11-25T13:43:00Z</dc:date>
    <meta:template xlink:href="Normal" xlink:type="simple"/>
    <meta:editing-cycles>4</meta:editing-cycles>
    <meta:editing-duration>PT120S</meta:editing-duration>
    <meta:document-statistic meta:page-count="1" meta:paragraph-count="1" meta:word-count="45" meta:character-count="304" meta:row-count="2" meta:non-whitespace-character-count="260"/>
  </office:meta>
</office:document-meta>
</file>